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officeooo:paragraph-rsid="0081d9f9"/>
    </style:style>
    <style:style style:name="P13" style:family="paragraph" style:parent-style-name="Table_20_Contents">
      <style:text-properties officeooo:paragraph-rsid="0083260a"/>
    </style:style>
    <style:style style:name="P14" style:family="paragraph" style:parent-style-name="Table_20_Contents">
      <style:text-properties officeooo:paragraph-rsid="0094e494"/>
    </style:style>
    <style:style style:name="P15" style:family="paragraph" style:parent-style-name="Text_20_body">
      <style:text-properties officeooo:paragraph-rsid="0048f2dc"/>
    </style:style>
    <style:style style:name="P1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8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0" style:family="paragraph" style:parent-style-name="Text_20_body">
      <style:text-properties officeooo:paragraph-rsid="00844c8f"/>
    </style:style>
    <style:style style:name="P21" style:family="paragraph" style:parent-style-name="Text_20_body">
      <style:text-properties officeooo:paragraph-rsid="008649bb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" fo:font-size="16pt" fo:font-weight="250" officeooo:rsid="0094ea76" style:font-name-asian="PingFang SC" style:font-size-asian="16pt" style:font-weight-asian="bold" style:font-name-complex="Arial Unicode MS" style:font-size-complex="16pt" style:font-weight-complex="bold"/>
    </style:style>
    <style:style style:name="T3" style:family="text">
      <style:text-properties style:text-position="-2% 100%" style:font-name="Ringside Regular" fo:font-size="16pt" fo:font-weight="250" officeooo:rsid="009694b0" style:font-name-asian="PingFang SC" style:font-size-asian="16pt" style:font-weight-asian="bold" style:font-name-complex="Arial Unicode MS" style:font-size-complex="16pt" style:font-weight-complex="bold"/>
    </style:style>
    <style:style style:name="T4" style:family="text">
      <style:text-properties style:text-position="-2% 100%" style:font-name="Ringside Regular" fo:font-size="18pt" fo:font-weight="250" officeooo:rsid="0094ea76" style:font-name-asian="PingFang SC" style:font-size-asian="18pt" style:font-weight-asian="bold" style:font-name-complex="Arial Unicode MS" style:font-size-complex="18pt" style:font-weight-complex="bold"/>
    </style:style>
    <style:style style:name="T5" style:family="text">
      <style:text-properties style:text-position="-2% 100%" style:font-name="Ringside Regular" fo:font-size="18pt" fo:font-weight="250" officeooo:rsid="009694b0" style:font-name-asian="PingFang SC" style:font-size-asian="18pt" style:font-weight-asian="bold" style:font-name-complex="Arial Unicode MS" style:font-size-complex="18pt" style:font-weight-complex="bold"/>
    </style:style>
    <style:style style:name="T6" style:family="text">
      <style:text-properties style:font-name="Joanna Nova" officeooo:rsid="00844c8f"/>
    </style:style>
    <style:style style:name="T7" style:family="text">
      <style:text-properties style:font-name="Ringside Regular" fo:font-size="28pt" fo:font-weight="250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8" style:family="text">
      <style:text-properties style:font-name="Ringside Regular" fo:font-size="28pt" style:text-underline-style="none" fo:font-weight="250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9694b0"/>
    </style:style>
    <style:style style:name="T11" style:family="text">
      <style:text-properties style:use-window-font-color="true" style:font-name="Ringside Regular" fo:font-size="28pt" style:text-underline-style="none" fo:font-weight="250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12" style:family="text">
      <style:text-properties style:use-window-font-color="true" style:font-name="Ringside Regular" fo:font-size="16pt" style:text-underline-style="none" fo:font-weight="250" style:font-name-asian="PingFang SC" style:font-size-asian="16pt" style:font-weight-asian="bold" style:font-name-complex="Arial Unicode MS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ic Bréchemier<text:span text:style-name="T1"><text:line-break/></text:span><text:a xlink:type="simple" xlink:href="mailto:linkedin@eric.brechemier.name" text:style-name="Internet_20_link" text:visited-style-name="Visited_20_Internet_20_Link"><text:span text:style-name="T12">linkedin@eric.brechemier.name</text:span></text:a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igital Learning Manager Certificate from LearnAssembly</text:p>
          </table:table-cell>
        </table:table-row>
        <table:table-row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2004–</text:p>
          </table:table-cell>
          <table:table-cell table:style-name="Table2.A1" office:value-type="string">
            <text:p text:style-name="P17">202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Software Engineer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Autajon</text:p>
                </table:table-cell>
              </table:table-row>
              <table:table-row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OECD, Wolters Kluwer</text:p>
                </table:table-cell>
              </table:table-row>
              <table:table-row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Gull</text:p>
                </table:table-cell>
              </table:table-row>
              <table:table-row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Pastagames</text:p>
                </table:table-cell>
              </table:table-row>
              <table:table-row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Family&amp;Co, Legalbox</text:p>
                </table:table-cell>
              </table:table-row>
            </table:table>
            <text:p text:style-name="P2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200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Video Games <text:span text:style-name="T6">&amp;</text:span> Interactive Media Master Degree from CNAM-ENJMIN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8">200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Software Engineer Master Degree from ENSIIE</text:p>
          </table:table-cell>
        </table:table-row>
        <table:table-row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8">199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loext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loext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7T19:14:54.808546514</meta:creation-date>
    <dc:date>2020-10-16T21:57:11.486076091</dc:date>
    <meta:editing-duration>PT2H43M</meta:editing-duration>
    <meta:editing-cycles>104</meta:editing-cycles>
    <meta:generator>LibreOffice/6.3.6.2$MacOSX_X86_64 LibreOffice_project/2196df99b074d8a661f4036fca8fa0cbfa33a497</meta:generator>
    <meta:document-statistic meta:table-count="4" meta:image-count="0" meta:object-count="0" meta:page-count="1" meta:paragraph-count="46" meta:word-count="112" meta:character-count="815" meta:non-whitespace-character-count="745"/>
  </office:meta>
</office:document-meta>
</file>